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draw:auto-grow-height="true" fo:min-height="12.17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3.828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DIbugger</text:span></text:p>
            <text:p/>
            <text:p>(Logo)</text:p>
            <text:p/>
            <text:p><text:span text:style-name="T2"/></text:p>
            <text:p><text:span text:style-name="T2">((Praxis der Software-Entwicklung</text:span></text:p>
            <text:p><text:span text:style-name="T2">Wintersemester 2017/2018))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Nicht-Interferenz ((Bild))</text:p>
              </text:list-item>
            </text:list>
          </draw:text-box>
        </draw:frame>
        <draw:frame presentation:style-name="pr4" draw:layer="layout" svg:width="25.199cm" svg:height="3.506cm" svg:x="1.4cm" svg:y="0.837cm" presentation:class="title">
          <draw:text-box>
            <text:p>Problem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Erläutern des Anwendungsbeispiel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3" draw:text-style-name="P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Gleichzeitiges Debuggen mehrerer Programme</text:p>
              </text:list-item>
              <text:list-item>
                <text:p text:style-name="P2">Untersuchen von relationalen Eigenschaften</text:p>
              </text:list-item>
              <text:list-item>
                <text:p text:style-name="P2">Nutzerfreundliche Benutzeroberfläche</text:p>
              </text:list-item>
            </text:list>
          </draw:text-box>
        </draw:frame>
        <draw:frame presentation:style-name="pr4" draw:layer="layout" svg:width="25.199cm" svg:height="3.506cm" svg:x="1.4cm" svg:y="0.837cm" presentation:class="title">
          <draw:text-box>
            <text:p>Was waren die Anforderungen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3" draw:text-style-name="P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Auswerten und Ausführen von Programmcode</text:p>
              </text:list-item>
              <text:list-item>
                <text:p text:style-name="P2">Werkzeuge zum Untersuchen relationaler Eigenschaften bereitstellen</text:p>
              </text:list-item>
              <text:list-item>
                <text:p text:style-name="P2">Eine eigene While-Sprache entwickeln</text:p>
              </text:list-item>
              <text:list-item>
                <text:p text:style-name="P2">Debugger-Funktionalitäten umsetzen</text:p>
              </text:list-item>
            </text:list>
          </draw:text-box>
        </draw:frame>
        <draw:frame presentation:style-name="pr4" draw:layer="layout" svg:width="25.199cm" svg:height="3.506cm" svg:x="1.4cm" svg:y="0.837cm" presentation:class="title">
          <draw:text-box>
            <text:p>Was waren die Herausforderungen?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//Demonstr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Projekt</text:p>
          </draw:text-box>
        </draw:frame>
        <draw:frame presentation:style-name="pr6" draw:text-style-name="P3" draw:layer="layout" svg:width="25.199cm" svg:height="13.828cm" svg:x="1.4cm" svg:y="4.09cm" presentation:class="subtitle" presentation:user-transformed="true">
          <draw:text-box>
            <text:list text:style-name="L1">
              <text:list-item>
                <text:p text:style-name="P2">Rekursionstiefe, Fehlerbehandlung, maximale Programmlänge</text:p>
              </text:list-item>
              <text:list-item>
                <text:p text:style-name="P2">Anzahl an gleichzeitig debuggbaren Programmen</text:p>
              </text:list-item>
              <text:list-item>
                <text:p text:style-name="P2">Klassen, Zeilen Code, Zeit zum Start</text:p>
              </text:list-item>
              <text:list-item>
                <text:p text:style-name="P2">Stunden PSE pro Tag</text:p>
              </text:list-item>
              <text:list-item>
                <text:p text:style-name="P2">191.520 Minuten → 6 Zeilen Code pro Stunde</text:p>
              </text:list-item>
              <text:list-item>
                <text:p text:style-name="P2">Latex-Zeilen</text:p>
              </text:list-item>
              <text:list-item>
                <text:p text:style-name="P2">Frauenquote</text:p>
              </text:list-item>
              <text:list-item>
                <text:p text:style-name="P2">Liter an geweinten Tränen, Swing-Hasser</text:p>
              </text:list-item>
              <text:list-item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Der DIbugger in Zahlen:</text:p>
          </draw:text-box>
        </draw:frame>
        <draw:frame presentation:style-name="pr6" draw:text-style-name="P3" draw:layer="layout" svg:width="25.199cm" svg:height="13.828cm" svg:x="1.4cm" svg:y="4.09cm" presentation:class="subtitle" presentation:user-transformed="true">
          <draw:text-box>
            <text:list text:style-name="L1">
              <text:list-item>
                <text:p text:style-name="P2">Rekursionstiefe, Fehlerbehandlung, maximale Programmlänge</text:p>
              </text:list-item>
              <text:list-item>
                <text:p text:style-name="P2">Anzahl an gleichzeitig debuggbaren Programmen</text:p>
              </text:list-item>
              <text:list-item>
                <text:p text:style-name="P2">Klassen, Zeilen Code, Zeit zum Start</text:p>
              </text:list-item>
              <text:list-item>
                <text:p text:style-name="P2">Stunden PSE pro Tag</text:p>
              </text:list-item>
              <text:list-item>
                <text:p text:style-name="P2">191.520 Minuten → 6 Zeilen Code pro Stunde</text:p>
              </text:list-item>
              <text:list-item>
                <text:p text:style-name="P2">Latex-Zeilen</text:p>
              </text:list-item>
              <text:list-item>
                <text:p text:style-name="P2">Frauenquote</text:p>
              </text:list-item>
              <text:list-item>
                <text:p text:style-name="P2">Liter an geweinten Tränen, Swing-Hasser</text:p>
              </text:list-item>
              <text:list-item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Testen</text:p>
          </draw:text-box>
        </draw:frame>
        <draw:frame presentation:style-name="pr6" draw:text-style-name="P3" draw:layer="layout" svg:width="25.199cm" svg:height="13.828cm" svg:x="1.4cm" svg:y="4.09cm" presentation:class="subtitle" presentation:user-transformed="true">
          <draw:text-box>
            <text:list text:style-name="L1">
              <text:list-item>
                <text:p text:style-name="P2">Abdeckung</text:p>
              </text:list-item>
              <text:list-item>
                <text:p text:style-name="P2">Nutzerte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4" draw:layer="layout" svg:width="25.199cm" svg:height="3.506cm" svg:x="1.4cm" svg:y="0.837cm" presentation:class="title">
          <draw:text-box>
            <text:p>Was haben wir daraus gelern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kkurate Aufwandschätzung ist schwierig</text:p>
              </text:list-item>
              <text:list-item>
                <text:p>Synchronisation im Team ist auch mit git eine Herausforderung</text:p>
              </text:list-item>
              <text:list-item>
                <text:p>Auch ein großes Projekt besteht aus Einzelschritten.</text:p>
              </text:list-item>
              <text:list-item>
                <text:p>Die Frage „Was ist das Minimum Viable Product?“ ist schwierig zu beantworten.</text:p>
              </text:list-item>
              <text:list-item>
                <text:p>Wir haben im Ansatz erfahren, wie man einen Compiler bau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Danke!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//BACKUP-FOLIEN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//Paketdiagramm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>
          <draw:text-box>
            <text:p text:style-name="P2">//Trace-Flow</text:p>
            <text:list text:style-name="L1">
              <text:list-item>
                <text:p text:style-name="P2">Antlr erzeugt Syntaxbaum</text:p>
              </text:list-item>
              <text:list-item>
                <text:p text:style-name="P2">Baum ablaufen und Baum aus Commands bauen</text:p>
              </text:list-item>
              <text:list-item>
                <text:p text:style-name="P2">Run() auf allen Commands aufrufen, die Tracestates zurückgeben</text:p>
              </text:list-item>
              <text:list-item>
                <text:p text:style-name="P2">Ggf. Scope-Auswertung</text:p>
              </text:list-item>
              <text:list-item>
                <text:p text:style-name="P2">Trace aneinanderhäng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//Klassendiagramme:</text:p>
            <text:p>- Syntaxbaum</text:p>
            <text:p>- Commands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6:45:18.657016145</meta:creation-date>
    <dc:date>2018-03-26T17:50:19.729578028</dc:date>
    <meta:editing-duration>PT14M17S</meta:editing-duration>
    <meta:editing-cycles>2</meta:editing-cycles>
    <meta:generator>LibreOffice/5.3.1.2$Linux_X86_64 LibreOffice_project/30m0$Build-2</meta:generator>
    <meta:document-statistic meta:object-count="74"/>
  </office:meta>
</office:document-meta>
</file>